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222222"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666666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color="#666666"/>
    </style:style>
    <style:style style:name="P1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22222" style:font-name="Courier New" fo:font-size="12pt" style:font-name-asian="Courier New" style:font-size-asian="12pt" style:font-name-complex="Courier New" style:font-size-complex="12pt"/>
    </style:style>
    <style:style style:name="T7" style:family="text">
      <style:text-properties fo:color="#222222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222222" style:font-name="Courier New" style:font-name-asian="Courier New" style:font-name-complex="Courier New"/>
    </style:style>
    <style:style style:name="T9" style:family="text">
      <style:text-properties fo:color="#666666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2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13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API</text:span><text:span text:style-name="T1"> </text:span><text:span text:style-name="T1">DOCUMENTATION</text:span></text:p>
      <text:p text:style-name="P1"><text:span text:style-name="T2">The</text:span><text:span text:style-name="T2"> </text:span><text:span text:style-name="T2">SocialDistribution</text:span><text:span text:style-name="T2"> </text:span><text:span text:style-name="T2">API</text:span><text:span text:style-name="T2"> </text:span><text:span text:style-name="T2">allows</text:span><text:span text:style-name="T2"> </text:span><text:span text:style-name="T2">for</text:span><text:span text:style-name="T2"> </text:span><text:span text:style-name="T2">developers</text:span><text:span text:style-name="T2"> </text:span><text:span text:style-name="T2">looking</text:span><text:span text:style-name="T2"> </text:span><text:span text:style-name="T2">to</text:span><text:span text:style-name="T2"> </text:span><text:span text:style-name="T2">get</text:span><text:span text:style-name="T2"> </text:span><text:span text:style-name="T2">access</text:span><text:span text:style-name="T2"> </text:span><text:span text:style-name="T2">to</text:span><text:span text:style-name="T2"> </text:span><text:span text:style-name="T2">posts</text:span><text:span text:style-name="T2">, </text:span><text:span text:style-name="T2">make</text:span><text:span text:style-name="T2"> </text:span><text:span text:style-name="T2">friend</text:span><text:span text:style-name="T2"> </text:span><text:span text:style-name="T2">requests</text:span><text:span text:style-name="T2">, </text:span><text:span text:style-name="T2">and</text:span><text:span text:style-name="T2"> </text:span><text:span text:style-name="T2">check</text:span><text:span text:style-name="T2"> </text:span><text:span text:style-name="T2">statuses</text:span><text:span text:style-name="T2"> </text:span><text:span text:style-name="T2">of</text:span><text:span text:style-name="T2"> </text:span><text:span text:style-name="T2">friendships</text:span><text:span text:style-name="T2"> </text:span><text:span text:style-name="T2">from</text:span><text:span text:style-name="T2"> </text:span><text:span text:style-name="T2">the</text:span><text:span text:style-name="T2"> </text:span><text:span text:style-name="T2">SocialDistribution</text:span><text:span text:style-name="T2"> </text:span><text:span text:style-name="T2">network</text:span><text:span text:style-name="T2">.</text:span></text:p>
      <text:p text:style-name="P1"/>
      <text:p text:style-name="P1">The following are URIs that can be used:</text:p>
      <text:p text:style-name="P1"><text:span text:style-name="T4">Note</text:span><text:span text:style-name="T4">: </text:span><text:span text:style-name="T4">Not</text:span><text:span text:style-name="T4"> </text:span><text:span text:style-name="T4">officially</text:span><text:span text:style-name="T4"> </text:span><text:span text:style-name="T4">deployed</text:span><text:span text:style-name="T4"> </text:span><text:span text:style-name="T4">yet</text:span><text:span text:style-name="T4">. </text:span><text:span text:style-name="T4">Hence</text:span><text:span text:style-name="T4">, “</text:span><text:span text:style-name="T4">Service</text:span><text:span text:style-name="T4">” </text:span><text:span text:style-name="T4">will</text:span><text:span text:style-name="T4"> </text:span><text:span text:style-name="T4">be</text:span><text:span text:style-name="T4"> </text:span><text:span text:style-name="T4">modified</text:span><text:span text:style-name="T4"> </text:span><text:span text:style-name="T4">later</text:span></text:p>
      <text:p text:style-name="P1"/>
      <text:p text:style-name="P1">1 http://service/api/posts/</text:p>
      <text:p text:style-name="Standard">2 http://service/api/posts/{POST_ID} </text:p>
      <text:p text:style-name="Standard">3 http://service/api/author/posts</text:p>
      <text:p text:style-name="Standard">4 http://service/api/author/{AUTHOR_ID}/posts <text:s/></text:p>
      <text:p text:style-name="Standard">5 http://service/api/friendrequest</text:p>
      <text:p text:style-name="P1">6 http://service/api/friends/{AUTHOR_ID}</text:p>
      <text:p text:style-name="P1">7 http://service/api/foaf</text:p>
      <text:p text:style-name="P1">8 http://service/api/friends/{FRIEND_ID}/{FRIEND_ID}</text:p>
      <text:p text:style-name="P1"/>
      <text:p text:style-name="P1"><text:span text:style-name="T2">1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posts</text:span><text:span text:style-name="T2">/</text:span></text:p>
      <text:p text:style-name="P1"><text:span text:style-name="T5">Method</text:span><text:span text:style-name="T5">:</text:span> Get all posts marked as public on the server</text:p>
      <text:p text:style-name="P1"><text:span text:style-name="T5">Endpoint</text:span><text:span text:style-name="T5">:</text:span> api/posts/</text:p>
      <text:p text:style-name="P1"/>
      <text:p text:style-name="P1"><text:span text:style-name="T5">Example</text:span><text:span text:style-name="T5"> 1:</text:span></text:p>
      <text:p text:style-name="P1"><text:span text:style-name="T5">Input</text:span><text:span text:style-name="T5">:</text:span> None</text:p>
      <text:p text:style-name="P1"><text:span text:style-name="T5">Request</text:span><text:span text:style-name="T5">:</text:span></text:p>
      <text:p text:style-name="P2"/>
      <text:p text:style-name="P5"><text:span text:style-name="T6">GET</text:span><text:span text:style-name="T6"> /</text:span><text:span text:style-name="T6">api</text:span><text:span text:style-name="T6">/</text:span><text:span text:style-name="T6">posts</text:span><text:span text:style-name="T6"> </text:span><text:span text:style-name="T6">HTTP</text:span><text:span text:style-name="T6">/1.1</text:span></text:p>
      <text:p text:style-name="P5"><text:span text:style-name="T6">HOST</text:span><text:span text:style-name="T6">: </text:span><text:span text:style-name="T6">service</text:span></text:p>
      <text:p text:style-name="P5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5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1"/>
      <text:p text:style-name="P1"><text:span text:style-name="T5">Output</text:span><text:span text:style-name="T5">: </text:span>[list of results]</text:p>
      <text:p text:style-name="P1"><text:span text:style-name="T5">Response</text:span><text:span text:style-name="T5">:</text:span></text:p>
      <text:p text:style-name="P1">{</text:p>
      <text:p text:style-name="P1"><text:s text:c="4"/>"post": [</text:p>
      <text:p text:style-name="P9">{</text:p>
      <text:p text:style-name="P5"><text:s text:c="8"/>"origin": "http://whereitcamefrom.com/post/zzzzz",</text:p>
      <text:p text:style-name="P5"><text:s text:c="8"/>"description": "description here",</text:p>
      <text:p text:style-name="P5"><text:s text:c="8"/>"pubDate": "2015-03-11 04:08:54.183383",</text:p>
      <text:p text:style-name="P5"><text:s text:c="8"/>"title": "titlehere",</text:p>
      <text:p text:style-name="P5"><text:s text:c="8"/>"author": {</text:p>
      <text:p text:style-name="P5"><text:s text:c="12"/>"url": "localhost:8000/author/1",</text:p>
      <text:p text:style-name="P5"><text:s text:c="12"/>"host": "localhost:8000",</text:p>
      <text:p text:style-name="P5"><text:s text:c="12"/>"displayname": "n",</text:p>
      <text:p text:style-name="P5"><text:soft-page-break/><text:s text:c="12"/>"id": "1"</text:p>
      <text:p text:style-name="P5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5"><text:s text:c="8"/>"content": "status updated",</text:p>
      <text:p text:style-name="P5"><text:s text:c="8"/>"source": "http://lastplaceigotthisfrom.com/post/yyyyy",</text:p>
      <text:p text:style-name="P5"><text:s text:c="8"/>"visibility": "public",</text:p>
      <text:p text:style-name="P5"><text:s text:c="8"/>"content_type": "text/plain",</text:p>
      <text:p text:style-name="P5"><text:s text:c="8"/>"guid": "54f446b4-c7a4-11e4-b490-080027dc431b",</text:p>
      <text:p text:style-name="P5"><text:s text:c="8"/>"categories": []</text:p>
      <text:p text:style-name="P1"><text:s text:c="8"/>}, </text:p>
      <text:p text:style-name="P10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oft-page-break/><text:s text:c="7"/><text:tab/> "categories": []</text:p>
      <text:p text:style-name="P1"><text:s text:c="3"/>}]</text:p>
      <text:p text:style-name="P1">}</text:p>
      <text:p text:style-name="P1"/>
      <text:p text:style-name="P1"/>
      <text:p text:style-name="P1"/>
      <text:p text:style-name="P1"><text:s text:c="3"/></text:p>
      <text:p text:style-name="P1"><text:span text:style-name="T2">2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posts</text:span><text:span text:style-name="T2">/{</text:span><text:span text:style-name="T2">POST</text:span><text:span text:style-name="T2">_</text:span><text:span text:style-name="T2">ID</text:span><text:span text:style-name="T2">}</text:span></text:p>
      <text:p text:style-name="P1"><text:span text:style-name="T5">Method</text:span><text:span text:style-name="T5">:</text:span> Get a single post with id = {POST_ID}</text:p>
      <text:p text:style-name="P1"><text:span text:style-name="T5">Endpoint</text:span><text:span text:style-name="T5">:</text:span> /api/posts/{POST_ID}</text:p>
      <text:p text:style-name="P1"/>
      <text:p text:style-name="P1"><text:span text:style-name="T5">Example</text:span><text:span text:style-name="T5">:</text:span></text:p>
      <text:p text:style-name="P1"><text:span text:style-name="T5">Input</text:span><text:span text:style-name="T5">:</text:span> <text:span text:style-name="T6">108</text:span><text:span text:style-name="T6">ded</text:span><text:span text:style-name="T6">43-8520-4035-</text:span><text:span text:style-name="T6">a</text:span><text:span text:style-name="T6">262-547454</text:span><text:span text:style-name="T6">d</text:span><text:span text:style-name="T6">32022</text:span></text:p>
      <text:p text:style-name="P1"><text:span text:style-name="T5">Request</text:span><text:span text:style-name="T5">:</text:span></text:p>
      <text:p text:style-name="P1"><text:span text:style-name="T5">GET</text:span><text:span text:style-name="T5">:</text:span></text:p>
      <text:p text:style-name="P5"><text:span text:style-name="T6">GET</text:span><text:span text:style-name="T6"> /</text:span><text:span text:style-name="T6">api</text:span><text:span text:style-name="T6">/</text:span><text:span text:style-name="T6">posts</text:span><text:span text:style-name="T6">/108</text:span><text:span text:style-name="T6">ded</text:span><text:span text:style-name="T6">43-8520-4035-</text:span><text:span text:style-name="T6">a</text:span><text:span text:style-name="T6">262-547454</text:span><text:span text:style-name="T6">d</text:span><text:span text:style-name="T6">32022 </text:span><text:span text:style-name="T6">HTTP</text:span><text:span text:style-name="T6">/1.1</text:span></text:p>
      <text:p text:style-name="P5"><text:span text:style-name="T6">HOST</text:span><text:span text:style-name="T6">: </text:span><text:span text:style-name="T6">service</text:span></text:p>
      <text:p text:style-name="P5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5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1"/>
      <text:p text:style-name="P1"><text:span text:style-name="T5">Output</text:span><text:span text:style-name="T5">: </text:span>a single post</text:p>
      <text:p text:style-name="P1"><text:span text:style-name="T5">Response</text:span><text:span text:style-name="T5">:</text:span></text:p>
      <text:p text:style-name="P1">{</text:p>
      <text:p text:style-name="P1"><text:s text:c="4"/>"posts":[</text:p>
      <text:p text:style-name="P1"><text:s text:c="8"/>{</text:p>
      <text:p text:style-name="P1"><text:s text:c="12"/>"title":"A post title about a post about web dev",</text:p>
      <text:p text:style-name="P1"><text:s text:c="12"/>"source":"http://lastplaceigotthisfrom.com/post/yyyyy",</text:p>
      <text:p text:style-name="P1"><text:s text:c="12"/>"origin":"http://whereitcamefrom.com/post/zzzzz",</text:p>
      <text:p text:style-name="P1"><text:s text:c="12"/>"description":"This post discusses stuff -- brief",</text:p>
      <text:p text:style-name="P1"><text:s text:c="12"/>"content-type":"text/html",</text:p>
      <text:p text:style-name="P1"><text:s text:c="12"/>"content":"hello this is a message",</text:p>
      <text:p text:style-name="P1"><text:s text:c="12"/>"author":{</text:p>
      <text:p text:style-name="P1"><text:s text:c="16"/>"id":"9de17f29c12e8f97bcbbd34cc908f1baba40658e",</text:p>
      <text:p text:style-name="P1"><text:s text:c="16"/>"host":"http://127.0.0.1:5454/",</text:p>
      <text:p text:style-name="P1"><text:s text:c="16"/>"displayname":"Lara",</text:p>
      <text:p text:style-name="P1"><text:s text:c="16"/>"url":"http://127.0.0.1:5454/author/9de17f29c12e8f97bcbbd34cc908f1baba40658e"</text:p>
      <text:p text:style-name="P1"><text:s text:c="12"/>},</text:p>
      <text:p text:style-name="P1"><text:s text:c="12"/>"categories":["web","tutorial"],</text:p>
      <text:p text:style-name="P1"><text:s text:c="12"/>"comments":[{</text:p>
      <text:p text:style-name="P1"><text:s text:c="19"/><text:tab/><text:tab/> "author":{</text:p>
      <text:p text:style-name="P1"><text:s text:c="23"/><text:tab/><text:tab/><text:tab/> "id":"8d919f29c12e8f97bcbbd34cc908f19ab9496989",</text:p>
      <text:p text:style-name="P1"><text:s text:c="22"/><text:tab/><text:tab/><text:tab/> <text:s/>"host":"http://127.0.0.1:5454/",</text:p>
      <text:p text:style-name="P1"><text:s text:c="23"/><text:tab/><text:tab/><text:tab/> "displayname":"Greg"</text:p>
      <text:p text:style-name="P1"><text:s text:c="18"/><text:tab/><text:tab/>},</text:p>
      <text:p text:style-name="P1"><text:s text:c="20"/><text:tab/><text:tab/>"comment":"Sick Olde English"</text:p>
      <text:p text:style-name="P1"><text:soft-page-break/><text:s text:c="19"/><text:tab/><text:tab/>"pubDate":"Fri Jan <text:s/>3 15:50:40 MST 2014",</text:p>
      <text:p text:style-name="P1"><text:s text:c="20"/><text:tab/><text:tab/>"guid":"5471fe89-7697-4625-a06e-b3ad18577b72"</text:p>
      <text:p text:style-name="P1"><text:s text:c="11"/>}]</text:p>
      <text:p text:style-name="P1"><text:s text:c="11"/>"pubDate":"Fri Jan <text:s/>1 12:12:12 MST 2014",</text:p>
      <text:p text:style-name="P1"><text:s text:c="12"/>"guid":"108ded43-8520-4035-a262-547454d32022"</text:p>
      <text:p text:style-name="P1"><text:s text:c="12"/>"visibility":"PUBLIC" <text:s text:c="42"/></text:p>
      <text:p text:style-name="P1"><text:s text:c="8"/>}]</text:p>
      <text:p text:style-name="P1">}</text:p>
      <text:p text:style-name="P1"/>
      <text:p text:style-name="P1"><text:span text:style-name="T2">3.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author</text:span><text:span text:style-name="T2">/</text:span><text:span text:style-name="T2">posts</text:span><text:span text:style-name="T2">/</text:span></text:p>
      <text:p text:style-name="P1"><text:span text:style-name="T5">Method</text:span><text:span text:style-name="T5">:</text:span> Get all posts that are visible to the currently authenticated user</text:p>
      <text:p text:style-name="P1"><text:span text:style-name="T5">Endpoint</text:span><text:span text:style-name="T5">:</text:span> api/author/posts/</text:p>
      <text:p text:style-name="P1"/>
      <text:p text:style-name="P1"><text:span text:style-name="T5">Example</text:span><text:span text:style-name="T5">:</text:span></text:p>
      <text:p text:style-name="P1"><text:span text:style-name="T5">Input</text:span><text:span text:style-name="T5">:</text:span> None</text:p>
      <text:p text:style-name="P1"><text:span text:style-name="T5">Request</text:span><text:span text:style-name="T5">:</text:span></text:p>
      <text:p text:style-name="P1"><text:span text:style-name="T5">GET</text:span><text:span text:style-name="T5">:</text:span></text:p>
      <text:p text:style-name="P5"><text:span text:style-name="T6">GET</text:span><text:span text:style-name="T6"> /</text:span><text:span text:style-name="T6">api</text:span><text:span text:style-name="T6">/</text:span><text:span text:style-name="T6">author</text:span><text:span text:style-name="T6">/</text:span><text:span text:style-name="T6">posts</text:span><text:span text:style-name="T6">/ </text:span><text:span text:style-name="T6">HTTP</text:span><text:span text:style-name="T6">/1.1</text:span></text:p>
      <text:p text:style-name="P5"><text:span text:style-name="T6">HOST</text:span><text:span text:style-name="T6">: </text:span><text:span text:style-name="T6">service</text:span></text:p>
      <text:p text:style-name="P5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5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1"/>
      <text:p text:style-name="P1"><text:span text:style-name="T5">Output</text:span><text:span text:style-name="T5">: </text:span>[list of results]</text:p>
      <text:p text:style-name="P1"><text:span text:style-name="T5">Response</text:span><text:span text:style-name="T5">:</text:span></text:p>
      <text:p text:style-name="P1">{</text:p>
      <text:p text:style-name="P1"><text:s text:c="4"/>"post": [</text:p>
      <text:p text:style-name="P9">{</text:p>
      <text:p text:style-name="P5"><text:s text:c="8"/>"origin": "http://whereitcamefrom.com/post/zzzzz",</text:p>
      <text:p text:style-name="P5"><text:s text:c="8"/>"description": "description here",</text:p>
      <text:p text:style-name="P5"><text:s text:c="8"/>"pubDate": "2015-03-11 04:08:54.183383",</text:p>
      <text:p text:style-name="P5"><text:s text:c="8"/>"title": "titlehere",</text:p>
      <text:p text:style-name="P5"><text:s text:c="8"/>"author": {</text:p>
      <text:p text:style-name="P5"><text:s text:c="12"/>"url": "localhost:8000/author/1",</text:p>
      <text:p text:style-name="P5"><text:s text:c="12"/>"host": "localhost:8000",</text:p>
      <text:p text:style-name="P5"><text:s text:c="12"/>"displayname": "n",</text:p>
      <text:p text:style-name="P5"><text:s text:c="12"/>"id": "1"</text:p>
      <text:p text:style-name="P5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oft-page-break/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5"><text:s text:c="8"/>"content": "status updated",</text:p>
      <text:p text:style-name="P5"><text:s text:c="8"/>"source": "http://lastplaceigotthisfrom.com/post/yyyyy",</text:p>
      <text:p text:style-name="P5"><text:s text:c="8"/>"visibility": "public",</text:p>
      <text:p text:style-name="P5"><text:s text:c="8"/>"content_type": "text/plain",</text:p>
      <text:p text:style-name="P5"><text:s text:c="8"/>"guid": "54f446b4-c7a4-11e4-b490-080027dc431b",</text:p>
      <text:p text:style-name="P5"><text:s text:c="8"/>"categories": []</text:p>
      <text:p text:style-name="P1"><text:s text:c="8"/>}, </text:p>
      <text:p text:style-name="P1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 text:c="3"/>}]</text:p>
      <text:p text:style-name="P1">}</text:p>
      <text:p text:style-name="P1"/>
      <text:p text:style-name="P1"><text:span text:style-name="T2">4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author</text:span><text:span text:style-name="T2">/{</text:span><text:span text:style-name="T2">AUTHOR</text:span><text:span text:style-name="T2">_</text:span><text:span text:style-name="T2">ID</text:span><text:span text:style-name="T2">}/</text:span><text:span text:style-name="T2">posts</text:span></text:p>
      <text:p text:style-name="P1"><text:span text:style-name="T5">Method</text:span><text:span text:style-name="T5">:</text:span> Get all posts made by {AUTHOR_ID} visible to the currently authenticated user</text:p>
      <text:p text:style-name="P1"><text:span text:style-name="T5">Endpoint</text:span><text:span text:style-name="T5">:</text:span> api/author/{AUTHOR_ID}/posts</text:p>
      <text:p text:style-name="P1"/>
      <text:p text:style-name="P1"><text:span text:style-name="T5">Example</text:span><text:span text:style-name="T5">:</text:span></text:p>
      <text:p text:style-name="P1"><text:soft-page-break/><text:span text:style-name="T5">Input</text:span><text:span text:style-name="T5">:</text:span> 8d919f29c12e8f97bcbbd34cc908f19ab9496989</text:p>
      <text:p text:style-name="P1"><text:span text:style-name="T5">Request</text:span><text:span text:style-name="T5">:</text:span></text:p>
      <text:p text:style-name="P1"><text:span text:style-name="T5">GET</text:span><text:span text:style-name="T5">:</text:span></text:p>
      <text:p text:style-name="P5"><text:span text:style-name="T7">GET</text:span><text:span text:style-name="T7"> /</text:span><text:span text:style-name="T7">api</text:span><text:span text:style-name="T7">/</text:span><text:span text:style-name="T7">author</text:span><text:span text:style-name="T7">/</text:span><text:span text:style-name="T7">posts</text:span><text:span text:style-name="T7">/8</text:span><text:span text:style-name="T7">d</text:span><text:span text:style-name="T7">919</text:span><text:span text:style-name="T7">f</text:span><text:span text:style-name="T7">29</text:span><text:span text:style-name="T7">c</text:span><text:span text:style-name="T7">12</text:span><text:span text:style-name="T7">e</text:span><text:span text:style-name="T7">8</text:span><text:span text:style-name="T7">f</text:span><text:span text:style-name="T7">97</text:span><text:span text:style-name="T7">bcbbd</text:span><text:span text:style-name="T7">34</text:span><text:span text:style-name="T7">cc</text:span><text:span text:style-name="T7">908</text:span><text:span text:style-name="T7">f</text:span><text:span text:style-name="T7">19</text:span><text:span text:style-name="T7">ab</text:span><text:span text:style-name="T7">9496989 </text:span><text:span text:style-name="T7">HTTP</text:span><text:span text:style-name="T7">/1.1</text:span></text:p>
      <text:p text:style-name="P5"><text:span text:style-name="T7">HOST</text:span><text:span text:style-name="T7">: </text:span><text:span text:style-name="T7">service</text:span></text:p>
      <text:p text:style-name="P5"><text:span text:style-name="T7">Authorization</text:span><text:span text:style-name="T7">: </text:span><text:span text:style-name="T7">Basic</text:span><text:span text:style-name="T7"> </text:span><text:span text:style-name="T7">QWxhZGRpbjpvcGVuIHNlc</text:span><text:span text:style-name="T7">2</text:span><text:span text:style-name="T7">FtZQ</text:span><text:span text:style-name="T7">==</text:span></text:p>
      <text:p text:style-name="P5"><text:span text:style-name="T7">Content</text:span><text:span text:style-name="T7">-</text:span><text:span text:style-name="T7">Type</text:span><text:span text:style-name="T7">: </text:span><text:span text:style-name="T7">application</text:span><text:span text:style-name="T7">/</text:span><text:span text:style-name="T7">json</text:span></text:p>
      <text:p text:style-name="P1"/>
      <text:p text:style-name="P1"><text:span text:style-name="T5">Output</text:span><text:span text:style-name="T5">: </text:span>[list of results]</text:p>
      <text:p text:style-name="P1"><text:span text:style-name="T5">Response</text:span><text:span text:style-name="T5">:</text:span></text:p>
      <text:p text:style-name="P1">{</text:p>
      <text:p text:style-name="P1"><text:s text:c="4"/>“post": [</text:p>
      <text:p text:style-name="P9">{</text:p>
      <text:p text:style-name="P5"><text:s text:c="8"/>"origin": "http://whereitcamefrom.com/post/zzzzz",</text:p>
      <text:p text:style-name="P5"><text:s text:c="8"/>"description": "description here",</text:p>
      <text:p text:style-name="P5"><text:s text:c="8"/>"pubDate": "2015-03-11 04:08:54.183383",</text:p>
      <text:p text:style-name="P5"><text:s text:c="8"/>"title": "titlehere",</text:p>
      <text:p text:style-name="P5"><text:s text:c="8"/>"author": {</text:p>
      <text:p text:style-name="P5"><text:s text:c="12"/>"url": "localhost:8000/author/1",</text:p>
      <text:p text:style-name="P5"><text:s text:c="12"/>"host": "localhost:8000",</text:p>
      <text:p text:style-name="P5"><text:s text:c="12"/>"displayname": "n",</text:p>
      <text:p text:style-name="P5"><text:s text:c="12"/>"id": "1"</text:p>
      <text:p text:style-name="P5"><text:s text:c="8"/>},</text:p>
      <text:p text:style-name="P1"><text:s text:c="6"/><text:tab/> <text:s text:c="7"/>"comments":[</text:p>
      <text:p text:style-name="P1"><text:s text:c="20"/>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6"/>}]</text:p>
      <text:p text:style-name="P5"><text:s text:c="8"/>"content": "status updated",</text:p>
      <text:p text:style-name="P5"><text:s text:c="8"/>"source": "http://lastplaceigotthisfrom.com/post/yyyyy",</text:p>
      <text:p text:style-name="P5"><text:s text:c="8"/>"visibility": "public",</text:p>
      <text:p text:style-name="P5"><text:s text:c="8"/>"content_type": "text/plain",</text:p>
      <text:p text:style-name="P5"><text:s text:c="8"/>"guid": "54f446b4-c7a4-11e4-b490-080027dc431b",</text:p>
      <text:p text:style-name="P5"><text:s text:c="8"/>"categories": []</text:p>
      <text:p text:style-name="P1"><text:s text:c="8"/>}, </text:p>
      <text:p text:style-name="P1"><text:s text:c="7"/>{</text:p>
      <text:p text:style-name="P1"><text:s text:c="7"/><text:tab/> "origin": "http://whereitcamefrom.com/post/zzzzz",</text:p>
      <text:p text:style-name="P1"><text:s text:c="7"/><text:tab/> "description": "description2",</text:p>
      <text:p text:style-name="P1"><text:s text:c="7"/><text:tab/> "pubDate": "2015-03-11 04:45:55.432936",</text:p>
      <text:p text:style-name="P1"><text:s text:c="7"/><text:tab/> "title": "title2",</text:p>
      <text:p text:style-name="P1"><text:soft-page-break/><text:s text:c="7"/><text:tab/> "author": {</text:p>
      <text:p text:style-name="P1"><text:s text:c="12"/><text:tab/>"url": "localhost:8000/author/1",</text:p>
      <text:p text:style-name="P1"><text:s text:c="11"/><text:tab/> <text:tab/>"host": "localhost:8000",</text:p>
      <text:p text:style-name="P1"><text:s text:c="11"/><text:tab/> <text:tab/>"displayname": "n",</text:p>
      <text:p text:style-name="P1"><text:s text:c="12"/><text:tab/>"id": "1"},</text:p>
      <text:p text:style-name="P1"><text:s text:c="7"/><text:tab/> },</text:p>
      <text:p text:style-name="P1"><text:s text:c="6"/><text:tab/> "comments":[{</text:p>
      <text:p text:style-name="P1"><text:s text:c="20"/><text:tab/> "author":{</text:p>
      <text:p text:style-name="P1"><text:s text:c="23"/><text:tab/><text:tab/> "id":"8d919f29c12e8f97bcbbd34cc908f19ab9496989",</text:p>
      <text:p text:style-name="P1"><text:s text:c="24"/><text:tab/> "host":"http://127.0.0.1:5454/",</text:p>
      <text:p text:style-name="P1"><text:s text:c="24"/><text:tab/>"displayname":"Greg"</text:p>
      <text:p text:style-name="P1"><text:s text:c="19"/><text:tab/> },</text:p>
      <text:p text:style-name="P1"><text:s text:c="19"/><text:tab/>"comment":"Sick Olde English"</text:p>
      <text:p text:style-name="P1"><text:s text:c="20"/><text:tab/>"pubDate":"Fri Jan <text:s/>3 15:50:40 MST 2014",</text:p>
      <text:p text:style-name="P1"><text:s text:c="20"/><text:tab/>"guid":"5471fe89-7697-4625-a06e-b3ad18577b72"</text:p>
      <text:p text:style-name="P1"><text:s text:c="14"/>}]</text:p>
      <text:p text:style-name="P1"><text:s text:c="7"/><text:tab/> "content": "status2",</text:p>
      <text:p text:style-name="P1"><text:s text:c="7"/><text:tab/> "source": "http://lastplaceigotthisfrom.com/post/yyyyy",</text:p>
      <text:p text:style-name="P1"><text:s text:c="7"/><text:tab/> "visibility": "public",</text:p>
      <text:p text:style-name="P1"><text:s text:c="7"/><text:tab/> "content_type": "text/plain",</text:p>
      <text:p text:style-name="P1"><text:s text:c="6"/><text:tab/> <text:s/>"guid": "80ec14ae-c7a9-11e4-a504-080027dc431b",</text:p>
      <text:p text:style-name="P1"><text:s text:c="7"/><text:tab/> "categories": []</text:p>
      <text:p text:style-name="P1"><text:s text:c="3"/>}]</text:p>
      <text:p text:style-name="P1">}</text:p>
      <text:p text:style-name="P1"/>
      <text:p text:style-name="P1"/>
      <text:p text:style-name="P1"/>
      <text:p text:style-name="P1"><text:s text:c="3"/></text:p>
      <text:p text:style-name="P3"/>
      <text:p text:style-name="Standard"><text:span text:style-name="T2">5. </text:span><text:a xlink:type="simple" xlink:href="http://service/api/friendrequest"><text:span text:style-name="T13">http://service/api/friendrequest</text:span></text:a></text:p>
      <text:p text:style-name="Standard"><text:span text:style-name="T5">Method:</text:span> makes a friend request post</text:p>
      <text:p text:style-name="P1"><text:span text:style-name="T5">Endpoint</text:span><text:span text:style-name="T5">: </text:span>api/friendrequest/</text:p>
      <text:p text:style-name="P4"/>
      <text:p text:style-name="P1"><text:span text:style-name="T5">Example</text:span><text:span text:style-name="T5">:</text:span></text:p>
      <text:p text:style-name="P1"><text:span text:style-name="T5">Input</text:span><text:span text:style-name="T5">:</text:span> </text:p>
      <text:p text:style-name="P16">{</text:p>
      <text:p text:style-name="P10"><text:span text:style-name="T9">"</text:span><text:span text:style-name="T9">query</text:span><text:span text:style-name="T9">": "</text:span><text:span text:style-name="T9">friendrequest</text:span><text:span text:style-name="T9">",<text:line-break/>"</text:span><text:span text:style-name="T9">author</text:span><text:span text:style-name="T9">":{<text:line-break/><text:tab/>"</text:span><text:span text:style-name="T9">id</text:span><text:span text:style-name="T9">":"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",<text:line-break/><text:tab/>"</text:span><text:span text:style-name="T9">host</text:span><text:span text:style-name="T9">":"</text:span><text:span text:style-name="T9">http</text:span><text:span text:style-name="T9">://127.0.0.1:5454/",<text:line-break/><text:tab/>"</text:span><text:span text:style-name="T9">displayname</text:span><text:span text:style-name="T9">":"</text:span><text:span text:style-name="T9">Greg</text:span><text:span text:style-name="T9">"<text:line-break/>},<text:line-break/>"</text:span><text:span text:style-name="T9">friend</text:span><text:span text:style-name="T9">": {<text:line-break/><text:tab/>"</text:span><text:span text:style-name="T9">id</text:span><text:span text:style-name="T9">":"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",<text:line-break/><text:tab/>"</text:span><text:span text:style-name="T9">host</text:span><text:span text:style-name="T9">":"</text:span><text:span text:style-name="T9">http</text:span><text:span text:style-name="T9">://127.0.0.1:5454/",<text:line-break/></text:span><text:soft-page-break/><text:span text:style-name="T9"><text:tab/>"</text:span><text:span text:style-name="T9">displayname</text:span><text:span text:style-name="T9">":"</text:span><text:span text:style-name="T9">Lara</text:span><text:span text:style-name="T9">",<text:line-break/><text:tab/>"</text:span><text:span text:style-name="T9">url</text:span><text:span text:style-name="T9">":"</text:span><text:span text:style-name="T9">http</text:span><text:span text:style-name="T9">://127.0.0.1:5454/</text:span><text:span text:style-name="T9">author</text:span><text:span text:style-name="T9">/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"<text:line-break/><text:tab/>}</text:span></text:p>
      <text:p text:style-name="P18">}</text:p>
      <text:p text:style-name="P1"><text:span text:style-name="T5">Request</text:span><text:span text:style-name="T5">:</text:span></text:p>
      <text:p text:style-name="P1"><text:span text:style-name="T5">POST</text:span><text:span text:style-name="T5">:</text:span></text:p>
      <text:p text:style-name="P2"/>
      <text:p text:style-name="P5"><text:span text:style-name="T6">POST</text:span><text:span text:style-name="T6"> /</text:span><text:span text:style-name="T6">api</text:span><text:span text:style-name="T6">/</text:span><text:span text:style-name="T6">friendrequest</text:span><text:span text:style-name="T6"> </text:span><text:span text:style-name="T6">HTTP</text:span><text:span text:style-name="T6">/1.1</text:span></text:p>
      <text:p text:style-name="P5"><text:span text:style-name="T6">HOST</text:span><text:span text:style-name="T6">: </text:span><text:span text:style-name="T6">service</text:span></text:p>
      <text:p text:style-name="P5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5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6"/>
      <text:p text:style-name="P19">{</text:p>
      <text:p text:style-name="P9"><text:span text:style-name="T6">"</text:span><text:span text:style-name="T6">query</text:span><text:span text:style-name="T6">": "</text:span><text:span text:style-name="T6">friendrequest</text:span><text:span text:style-name="T6">",<text:line-break/><text:tab/>"</text:span><text:span text:style-name="T6">author</text:span><text:span text:style-name="T6">":{<text:line-break/><text:tab/><text:tab/>"</text:span><text:span text:style-name="T6">id</text:span><text:span text:style-name="T6">":"8</text:span><text:span text:style-name="T6">d</text:span><text:span text:style-name="T6">919</text:span><text:span text:style-name="T6">f</text:span><text:span text:style-name="T6">29</text:span><text:span text:style-name="T6">c</text:span><text:span text:style-name="T6">12</text:span><text:span text:style-name="T6">e</text:span><text:span text:style-name="T6">8</text:span><text:span text:style-name="T6">f</text:span><text:span text:style-name="T6">97</text:span><text:span text:style-name="T6">bcbbd</text:span><text:span text:style-name="T6">34</text:span><text:span text:style-name="T6">cc</text:span><text:span text:style-name="T6">908</text:span><text:span text:style-name="T6">f</text:span><text:span text:style-name="T6">19</text:span><text:span text:style-name="T6">ab</text:span><text:span text:style-name="T6">9496989",<text:line-break/><text:tab/><text:tab/>"</text:span><text:span text:style-name="T6">host</text:span><text:span text:style-name="T6">":"</text:span><text:span text:style-name="T6">http</text:span><text:span text:style-name="T6">://127.0.0.1:5454/",<text:line-break/><text:tab/><text:tab/>"</text:span><text:span text:style-name="T6">displayname</text:span><text:span text:style-name="T6">":"</text:span><text:span text:style-name="T6">Greg</text:span><text:span text:style-name="T6">"<text:line-break/><text:tab/>},<text:line-break/><text:tab/>"</text:span><text:span text:style-name="T6">friend</text:span><text:span text:style-name="T6">": {<text:line-break/><text:tab/><text:tab/>"</text:span><text:span text:style-name="T6">id</text:span><text:span text:style-name="T6">":"9</text:span><text:span text:style-name="T6">de</text:span><text:span text:style-name="T6">17</text:span><text:span text:style-name="T6">f</text:span><text:span text:style-name="T6">29</text:span><text:span text:style-name="T6">c</text:span><text:span text:style-name="T6">12</text:span><text:span text:style-name="T6">e</text:span><text:span text:style-name="T6">8</text:span><text:span text:style-name="T6">f</text:span><text:span text:style-name="T6">97</text:span><text:span text:style-name="T6">bcbbd</text:span><text:span text:style-name="T6">34</text:span><text:span text:style-name="T6">cc</text:span><text:span text:style-name="T6">908</text:span><text:span text:style-name="T6">f</text:span><text:span text:style-name="T6">1</text:span><text:span text:style-name="T6">baba</text:span><text:span text:style-name="T6">40658</text:span><text:span text:style-name="T6">e</text:span><text:span text:style-name="T6">",<text:line-break/><text:tab/><text:tab/>"</text:span><text:span text:style-name="T6">host</text:span><text:span text:style-name="T6">":"</text:span><text:span text:style-name="T6">http</text:span><text:span text:style-name="T6">://127.0.0.1:5454/",<text:line-break/><text:tab/><text:tab/>"</text:span><text:span text:style-name="T6">displayname</text:span><text:span text:style-name="T6">":"</text:span><text:span text:style-name="T6">Lara</text:span><text:span text:style-name="T6">",<text:line-break/><text:tab/><text:tab/>"</text:span><text:span text:style-name="T6">url</text:span><text:span text:style-name="T6">":"</text:span><text:a xlink:type="simple" xlink:href="http://127.0.0.1:5454/author/"><text:span text:style-name="T6">http</text:span></text:a><text:a xlink:type="simple" xlink:href="http://127.0.0.1:5454/author/"><text:span text:style-name="T6">://127.0.0.1:5454/</text:span></text:a><text:a xlink:type="simple" xlink:href="http://127.0.0.1:5454/author/"><text:span text:style-name="T6">author</text:span></text:a><text:a xlink:type="simple" xlink:href="http://127.0.0.1:5454/author/"><text:span text:style-name="T6">/</text:span></text:a></text:p>
      <text:p text:style-name="P9"><text:span text:style-name="T6"><text:s text:c="10"/>9</text:span><text:span text:style-name="T6">de</text:span><text:span text:style-name="T6">17</text:span><text:span text:style-name="T6">f</text:span><text:span text:style-name="T6">29</text:span><text:span text:style-name="T6">c</text:span><text:span text:style-name="T6">12</text:span><text:span text:style-name="T6">e</text:span><text:span text:style-name="T6">8</text:span><text:span text:style-name="T6">f</text:span><text:span text:style-name="T6">97</text:span><text:span text:style-name="T6">bcbbd</text:span><text:span text:style-name="T6">34</text:span><text:span text:style-name="T6">cc</text:span><text:span text:style-name="T6">908</text:span><text:span text:style-name="T6">f</text:span><text:span text:style-name="T6">1</text:span><text:span text:style-name="T6">baba</text:span><text:span text:style-name="T6">40658</text:span><text:span text:style-name="T6">e</text:span><text:span text:style-name="T6">"<text:line-break/><text:tab/>}</text:span></text:p>
      <text:p text:style-name="P19">}</text:p>
      <text:p text:style-name="P1"/>
      <text:p text:style-name="P1"><text:span text:style-name="T5">Output</text:span><text:span text:style-name="T5">: </text:span>None</text:p>
      <text:p text:style-name="P1"><text:span text:style-name="T5">Response</text:span><text:span text:style-name="T5">:</text:span></text:p>
      <text:p text:style-name="P7"/>
      <text:p text:style-name="P5"><text:span text:style-name="T10">HTTP</text:span><text:span text:style-name="T10">/1.1 200 </text:span><text:span text:style-name="T10">OK</text:span></text:p>
      <text:p text:style-name="P4"/>
      <text:p text:style-name="P9"><text:line-break/></text:p>
      <text:p text:style-name="P1"><text:span text:style-name="T2">6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friends</text:span><text:span text:style-name="T2">/{</text:span><text:span text:style-name="T2">AUTHOR</text:span><text:span text:style-name="T2">_</text:span><text:span text:style-name="T2">ID</text:span><text:span text:style-name="T2">}</text:span></text:p>
      <text:p text:style-name="P1"><text:span text:style-name="T5">Method</text:span><text:span text:style-name="T5">:</text:span> Posts all the authors in the list who are friends with the author</text:p>
      <text:p text:style-name="P1"><text:span text:style-name="T5">Endpoint</text:span><text:span text:style-name="T5">:</text:span> api/author/friends/{AUTHOR_ID}</text:p>
      <text:p text:style-name="P1"/>
      <text:p text:style-name="P1"><text:span text:style-name="T5">Example</text:span><text:span text:style-name="T5">:</text:span></text:p>
      <text:p text:style-name="P1"><text:span text:style-name="T5">Input</text:span><text:span text:style-name="T5">:</text:span> </text:p>
      <text:p text:style-name="P16">{</text:p>
      <text:p text:style-name="P1"><text:soft-page-break/><text:span text:style-name="T9">"</text:span><text:span text:style-name="T9">query</text:span><text:span text:style-name="T9">":"</text:span><text:span text:style-name="T9">friends</text:span><text:span text:style-name="T9">",<text:line-break/>"</text:span><text:span text:style-name="T9">author</text:span><text:span text:style-name="T9">":"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",<text:line-break/>"</text:span><text:span text:style-name="T9">authors</text:span><text:span text:style-name="T9">":[<text:line-break/><text:tab/>"7</text:span><text:span text:style-name="T9">deee</text:span><text:span text:style-name="T9">0684811</text:span><text:span text:style-name="T9">f</text:span><text:span text:style-name="T9">22</text:span><text:span text:style-name="T9">b</text:span><text:span text:style-name="T9">384</text:span><text:span text:style-name="T9">ccb</text:span><text:span text:style-name="T9">5991</text:span><text:span text:style-name="T9">b</text:span><text:span text:style-name="T9">2</text:span><text:span text:style-name="T9">ca</text:span><text:span text:style-name="T9">7</text:span><text:span text:style-name="T9">e</text:span><text:span text:style-name="T9">78</text:span><text:span text:style-name="T9">abacde</text:span><text:span text:style-name="T9">",<text:line-break/><text:tab/>"31</text:span><text:span text:style-name="T9">cc</text:span><text:span text:style-name="T9">28</text:span><text:span text:style-name="T9">a</text:span><text:span text:style-name="T9">8</text:span><text:span text:style-name="T9">fbc</text:span><text:span text:style-name="T9">05787</text:span><text:span text:style-name="T9">d</text:span><text:span text:style-name="T9">0470</text:span><text:span text:style-name="T9">cdbd</text:span><text:span text:style-name="T9">62</text:span><text:span text:style-name="T9">ea</text:span><text:span text:style-name="T9">0474764</text:span><text:span text:style-name="T9">b</text:span><text:span text:style-name="T9">0</text:span><text:span text:style-name="T9">ae</text:span><text:span text:style-name="T9">",<text:line-break/><text:tab/></text:span><text:span text:style-name="T9">"1</text:span><text:span text:style-name="T9">af</text:span><text:span text:style-name="T9">17</text:span><text:span text:style-name="T9">e</text:span><text:span text:style-name="T9">947</text:span><text:span text:style-name="T9">f</text:span><text:span text:style-name="T9">387</text:span><text:span text:style-name="T9">a</text:span><text:span text:style-name="T9">2</text:span><text:span text:style-name="T9">d</text:span><text:span text:style-name="T9">8</text:span><text:span text:style-name="T9">c</text:span><text:span text:style-name="T9">09</text:span><text:span text:style-name="T9">a</text:span><text:span text:style-name="T9">807271</text:span><text:span text:style-name="T9">bd</text:span><text:span text:style-name="T9">094</text:span><text:span text:style-name="T9">e</text:span><text:span text:style-name="T9">8</text:span><text:span text:style-name="T9">eff</text:span><text:span text:style-name="T9">077",<text:line-break/><text:tab/>"77</text:span><text:span text:style-name="T9">cb</text:span><text:span text:style-name="T9">4</text:span><text:span text:style-name="T9">f</text:span><text:span text:style-name="T9">546</text:span><text:span text:style-name="T9">b</text:span><text:span text:style-name="T9">280</text:span><text:span text:style-name="T9">ea</text:span><text:span text:style-name="T9">905</text:span><text:span text:style-name="T9">a</text:span><text:span text:style-name="T9">6</text:span><text:span text:style-name="T9">fdd</text:span><text:span text:style-name="T9">99977</text:span><text:span text:style-name="T9">cd</text:span><text:span text:style-name="T9">090613994</text:span><text:span text:style-name="T9">a</text:span><text:span text:style-name="T9">",<text:line-break/><text:tab/>"11</text:span><text:span text:style-name="T9">c</text:span><text:span text:style-name="T9">3783</text:span><text:span text:style-name="T9">f</text:span><text:span text:style-name="T9">15</text:span><text:span text:style-name="T9">f</text:span><text:span text:style-name="T9">7</text:span><text:span text:style-name="T9">ade</text:span><text:span text:style-name="T9">03430303573098</text:span><text:span text:style-name="T9">f</text:span><text:span text:style-name="T9">0</text:span><text:span text:style-name="T9">d</text:span><text:span text:style-name="T9">4</text:span><text:span text:style-name="T9">d</text:span><text:span text:style-name="T9">20797</text:span><text:span text:style-name="T9">b</text:span><text:span text:style-name="T9">",<text:line-break/><text:tab/>"</text:span><text:span text:style-name="T9">bd</text:span><text:span text:style-name="T9">9</text:span><text:span text:style-name="T9">ef</text:span><text:span text:style-name="T9">9619</text:span><text:span text:style-name="T9">c</text:span><text:span text:style-name="T9">7241112</text:span><text:span text:style-name="T9">d</text:span><text:span text:style-name="T9">2</text:span><text:span text:style-name="T9">a</text:span><text:span text:style-name="T9">2</text:span><text:span text:style-name="T9">b</text:span><text:span text:style-name="T9">79505</text:span><text:span text:style-name="T9">f</text:span><text:span text:style-name="T9">736</text:span><text:span text:style-name="T9">fc</text:span><text:span text:style-name="T9">8</text:span><text:span text:style-name="T9">d</text:span><text:span text:style-name="T9">7</text:span><text:span text:style-name="T9">f</text:span><text:span text:style-name="T9">43</text:span><text:span text:style-name="T9">e</text:span><text:span text:style-name="T9">",<text:line-break/><text:tab/>"0169</text:span><text:span text:style-name="T9">a</text:span><text:span text:style-name="T9">8</text:span><text:span text:style-name="T9">ebf</text:span><text:span text:style-name="T9">3</text:span><text:span text:style-name="T9">cb</text:span><text:span text:style-name="T9">3</text:span><text:span text:style-name="T9">bd</text:span><text:span text:style-name="T9">7</text:span><text:span text:style-name="T9">f</text:span><text:span text:style-name="T9">092603564873</text:span><text:span text:style-name="T9">e</text:span><text:span text:style-name="T9">12</text:span><text:span text:style-name="T9">cce</text:span><text:span text:style-name="T9">9</text:span><text:span text:style-name="T9">d</text:span><text:span text:style-name="T9">4</text:span><text:span text:style-name="T9">c</text:span><text:span text:style-name="T9">5",<text:line-break/><text:tab/>"2130905</text:span><text:span text:style-name="T9">fd</text:span><text:span text:style-name="T9">0</text:span><text:span text:style-name="T9">de</text:span><text:span text:style-name="T9">94</text:span><text:span text:style-name="T9">c</text:span><text:span text:style-name="T9">3379</text:span><text:span text:style-name="T9">e</text:span><text:span text:style-name="T9">04839</text:span><text:span text:style-name="T9">cd</text:span><text:span text:style-name="T9">9</text:span><text:span text:style-name="T9">f</text:span><text:span text:style-name="T9">6889</text:span><text:span text:style-name="T9">ba</text:span><text:span text:style-name="T9">2</text:span><text:span text:style-name="T9">b</text:span><text:span text:style-name="T9">52</text:span><text:span text:style-name="T9">c</text:span><text:span text:style-name="T9">",<text:line-break/><text:tab/>"</text:span><text:span text:style-name="T9">b</text:span><text:span text:style-name="T9">32</text:span><text:span text:style-name="T9">c</text:span><text:span text:style-name="T9">9</text:span><text:span text:style-name="T9">e</text:span><text:span text:style-name="T9">0</text:span><text:span text:style-name="T9">b</text:span><text:span text:style-name="T9">5</text:span><text:span text:style-name="T9">fcf</text:span><text:span text:style-name="T9">85</text:span><text:span text:style-name="T9">f</text:span><text:span text:style-name="T9">46</text:span><text:span text:style-name="T9">b</text:span><text:span text:style-name="T9">9</text:span><text:span text:style-name="T9">ce</text:span><text:span text:style-name="T9">2</text:span><text:span text:style-name="T9">ba</text:span><text:span text:style-name="T9">89</text:span><text:span text:style-name="T9">b</text:span><text:span text:style-name="T9">2068</text:span><text:span text:style-name="T9">b</text:span><text:span text:style-name="T9">57</text:span><text:span text:style-name="T9">d</text:span><text:span text:style-name="T9">4641</text:span><text:span text:style-name="T9">b</text:span><text:span text:style-name="T9">",<text:line-break/><text:tab/>"</text:span><text:span text:style-name="T9">fe</text:span><text:span text:style-name="T9">45075</text:span><text:span text:style-name="T9">b</text:span><text:span text:style-name="T9">93</text:span><text:span text:style-name="T9">d</text:span><text:span text:style-name="T9">06</text:span><text:span text:style-name="T9">c</text:span><text:span text:style-name="T9">833</text:span><text:span text:style-name="T9">bb</text:span><text:span text:style-name="T9">25</text:span><text:span text:style-name="T9">d</text:span><text:span text:style-name="T9">5</text:span><text:span text:style-name="T9">a</text:span><text:span text:style-name="T9">6</text:span><text:span text:style-name="T9">dfe</text:span><text:span text:style-name="T9">669</text:span><text:span text:style-name="T9">cfde</text:span><text:span text:style-name="T9">3</text:span><text:span text:style-name="T9">f</text:span><text:span text:style-name="T9">99</text:span><text:span text:style-name="T9">d</text:span><text:span text:style-name="T9">",<text:line-break/><text:tab/>"</text:span><text:span text:style-name="T9">e</text:span><text:span text:style-name="T9">28</text:span><text:span text:style-name="T9">e</text:span><text:span text:style-name="T9">59</text:span><text:span text:style-name="T9">a</text:span><text:span text:style-name="T9">9612</text:span><text:span text:style-name="T9">c</text:span><text:span text:style-name="T9">369717</text:span><text:span text:style-name="T9">f</text:span><text:span text:style-name="T9">66</text:span><text:span text:style-name="T9">f</text:span><text:span text:style-name="T9">53</text:span><text:span text:style-name="T9">f</text:span><text:span text:style-name="T9">3</text:span><text:span text:style-name="T9">e</text:span><text:span text:style-name="T9">014</text:span><text:span text:style-name="T9">b</text:span><text:span text:style-name="T9">341857601",<text:line-break/><text:tab/>"</text:span><text:span text:style-name="T9">b</text:span><text:span text:style-name="T9">36</text:span><text:span text:style-name="T9">e</text:span><text:span text:style-name="T9">52</text:span><text:span text:style-name="T9">d</text:span><text:span text:style-name="T9">6</text:span><text:span text:style-name="T9">aaee</text:span><text:span text:style-name="T9">9285220</text:span><text:span text:style-name="T9">f</text:span><text:span text:style-name="T9">94</text:span><text:span text:style-name="T9">fc</text:span><text:span text:style-name="T9">321407</text:span><text:span text:style-name="T9">a</text:span><text:span text:style-name="T9">44</text:span><text:span text:style-name="T9">e</text:span><text:span text:style-name="T9">4</text:span><text:span text:style-name="T9">dc</text:span><text:span text:style-name="T9">622",<text:line-break/><text:tab/>"584</text:span><text:span text:style-name="T9">a</text:span><text:span text:style-name="T9">9739</text:span><text:span text:style-name="T9">ea</text:span><text:span text:style-name="T9">459</text:span><text:span text:style-name="T9">ce</text:span><text:span text:style-name="T9">4</text:span><text:span text:style-name="T9">aae</text:span><text:span text:style-name="T9">5</text:span><text:span text:style-name="T9">a</text:span><text:span text:style-name="T9">88827</text:span><text:span text:style-name="T9">d</text:span><text:span text:style-name="T9">970196</text:span><text:span text:style-name="T9">fb</text:span><text:span text:style-name="T9">27769",<text:line-break/><text:tab/>"96</text:span><text:span text:style-name="T9">b</text:span><text:span text:style-name="T9">3</text:span><text:span text:style-name="T9">b</text:span><text:span text:style-name="T9">5</text:span><text:span text:style-name="T9">a</text:span><text:span text:style-name="T9">70</text:span><text:span text:style-name="T9">cd</text:span><text:span text:style-name="T9">9591</text:span><text:span text:style-name="T9">c</text:span><text:span text:style-name="T9">73760</text:span><text:span text:style-name="T9">bd</text:span><text:span text:style-name="T9">8669</text:span><text:span text:style-name="T9">aa</text:span><text:span text:style-name="T9">5</text:span><text:span text:style-name="T9">bd</text:span><text:span text:style-name="T9">7</text:span><text:span text:style-name="T9">cc</text:span><text:span text:style-name="T9">689</text:span><text:span text:style-name="T9">c</text:span><text:span text:style-name="T9">5",<text:line-break/><text:tab/>"6465678</text:span><text:span text:style-name="T9">d</text:span><text:span text:style-name="T9">0</text:span><text:span text:style-name="T9">a</text:span><text:span text:style-name="T9">409</text:span><text:span text:style-name="T9">b</text:span><text:span text:style-name="T9">96829</text:span><text:span text:style-name="T9">fd</text:span><text:span text:style-name="T9">64</text:span><text:span text:style-name="T9">d</text:span><text:span text:style-name="T9">0894132966</text:span><text:span text:style-name="T9">e</text:span><text:span text:style-name="T9">97</text:span><text:span text:style-name="T9">eee</text:span><text:span text:style-name="T9">",<text:line-break/><text:tab/>"695</text:span><text:span text:style-name="T9">c</text:span><text:span text:style-name="T9">780</text:span><text:span text:style-name="T9">ea</text:span><text:span text:style-name="T9">2815</text:span><text:span text:style-name="T9">bc</text:span><text:span text:style-name="T9">94</text:span><text:span text:style-name="T9">c</text:span><text:span text:style-name="T9">54782</text:span><text:span text:style-name="T9">f</text:span><text:span text:style-name="T9">5046</text:span><text:span text:style-name="T9">dfa</text:span><text:span text:style-name="T9">4</text:span><text:span text:style-name="T9">e</text:span><text:span text:style-name="T9">325</text:span><text:span text:style-name="T9">f</text:span><text:span text:style-name="T9">875",<text:line-break/><text:tab/>"8743</text:span><text:span text:style-name="T9">f</text:span><text:span text:style-name="T9">7511</text:span><text:span text:style-name="T9">a</text:span><text:span text:style-name="T9">1</text:span><text:span text:style-name="T9">a</text:span><text:span text:style-name="T9">569</text:span><text:span text:style-name="T9">e</text:span><text:span text:style-name="T9">4</text:span><text:span text:style-name="T9">e</text:span><text:span text:style-name="T9">9</text:span><text:span text:style-name="T9">dacbb</text:span><text:span text:style-name="T9">25</text:span><text:span text:style-name="T9">e</text:span><text:span text:style-name="T9">27395629</text:span><text:span text:style-name="T9">ba</text:span><text:span text:style-name="T9">5</text:span><text:span text:style-name="T9">c</text:span><text:span text:style-name="T9">0",<text:line-break/><text:tab/>"539</text:span><text:span text:style-name="T9">b</text:span><text:span text:style-name="T9">65</text:span><text:span text:style-name="T9">f</text:span><text:span text:style-name="T9">2</text:span><text:span text:style-name="T9">d</text:span><text:span text:style-name="T9">76</text:span><text:span text:style-name="T9">d</text:span><text:span text:style-name="T9">0327</text:span><text:span text:style-name="T9">dc</text:span><text:span text:style-name="T9">45</text:span><text:span text:style-name="T9">bf</text:span><text:span text:style-name="T9">6354</text:span><text:span text:style-name="T9">cda</text:span><text:span text:style-name="T9">535</text:span><text:span text:style-name="T9">d</text:span><text:span text:style-name="T9">6</text:span><text:span text:style-name="T9">f</text:span><text:span text:style-name="T9">8</text:span><text:span text:style-name="T9">ed</text:span><text:span text:style-name="T9">02",<text:line-break/><text:tab/>"</text:span><text:span text:style-name="T9">c</text:span><text:span text:style-name="T9">55670261253</text:span><text:span text:style-name="T9">c</text:span><text:span text:style-name="T9">5</text:span><text:span text:style-name="T9">ce</text:span><text:span text:style-name="T9">25</text:span><text:span text:style-name="T9">e</text:span><text:span text:style-name="T9">22</text:span><text:span text:style-name="T9">b</text:span><text:span text:style-name="T9">47</text:span><text:span text:style-name="T9">a</text:span><text:span text:style-name="T9">34629</text:span><text:span text:style-name="T9">dd</text:span><text:span text:style-name="T9">15</text:span><text:span text:style-name="T9">e</text:span><text:span text:style-name="T9">819</text:span><text:span text:style-name="T9">d</text:span><text:span text:style-name="T9">4"<text:line-break/>]}</text:span><text:line-break/></text:p>
      <text:p text:style-name="P1"><text:span text:style-name="T5">Request</text:span><text:span text:style-name="T5">:</text:span></text:p>
      <text:p text:style-name="P1"><text:span text:style-name="T5">POST</text:span><text:span text:style-name="T5">:</text:span></text:p>
      <text:p text:style-name="P8"/>
      <text:p text:style-name="P5"><text:span text:style-name="T11">POST</text:span><text:span text:style-name="T11"> /</text:span><text:span text:style-name="T11">api</text:span><text:span text:style-name="T11">/</text:span><text:span text:style-name="T11">author</text:span><text:span text:style-name="T11">/</text:span><text:span text:style-name="T11">friends</text:span><text:span text:style-name="T11">/</text:span><text:span text:style-name="T11">9</text:span><text:span text:style-name="T11">de</text:span><text:span text:style-name="T11">17</text:span><text:span text:style-name="T11">f</text:span><text:span text:style-name="T11">29</text:span><text:span text:style-name="T11">c</text:span><text:span text:style-name="T11">128</text:span><text:span text:style-name="T11">f</text:span><text:span text:style-name="T11">97</text:span><text:span text:style-name="T11">bcbbd</text:span><text:span text:style-name="T11">34</text:span><text:span text:style-name="T11">cc</text:span><text:span text:style-name="T11">908</text:span><text:span text:style-name="T11">f</text:span><text:span text:style-name="T11">1</text:span><text:span text:style-name="T11">baba</text:span><text:span text:style-name="T11">40658</text:span><text:span text:style-name="T11">e</text:span><text:span text:style-name="T11"> </text:span><text:span text:style-name="T11">HTTP</text:span><text:span text:style-name="T11">/1.1</text:span></text:p>
      <text:p text:style-name="P5"><text:span text:style-name="T7">HOST</text:span><text:span text:style-name="T7">: </text:span><text:span text:style-name="T7">service</text:span></text:p>
      <text:p text:style-name="P5"><text:span text:style-name="T7">Authorization</text:span><text:span text:style-name="T7">: </text:span><text:span text:style-name="T7">Basic</text:span><text:span text:style-name="T7"> </text:span><text:span text:style-name="T7">QWxhZGRpbjpvcGVuIHNlc</text:span><text:span text:style-name="T7">2</text:span><text:span text:style-name="T7">FtZQ</text:span><text:span text:style-name="T7">==</text:span></text:p>
      <text:p text:style-name="P5"><text:span text:style-name="T7">Content</text:span><text:span text:style-name="T7">-</text:span><text:span text:style-name="T7">Type</text:span><text:span text:style-name="T7">: </text:span><text:span text:style-name="T7">application</text:span><text:span text:style-name="T7">/</text:span><text:span text:style-name="T7">json</text:span></text:p>
      <text:p text:style-name="P5"><text:line-break/><text:span text:style-name="T11">{</text:span></text:p>
      <text:p text:style-name="P5"><text:span text:style-name="T11">"</text:span><text:span text:style-name="T11">query</text:span><text:span text:style-name="T11">":"</text:span><text:span text:style-name="T11">friends</text:span><text:span text:style-name="T11">",<text:line-break/>"</text:span><text:span text:style-name="T11">author</text:span><text:span text:style-name="T11">":"9</text:span><text:span text:style-name="T11">de</text:span><text:span text:style-name="T11">17</text:span><text:span text:style-name="T11">f</text:span><text:span text:style-name="T11">29</text:span><text:span text:style-name="T11">c</text:span><text:span text:style-name="T11">12</text:span><text:span text:style-name="T11">e</text:span><text:span text:style-name="T11">8</text:span><text:span text:style-name="T11">f</text:span><text:span text:style-name="T11">97</text:span><text:span text:style-name="T11">bcbbd</text:span><text:span text:style-name="T11">34</text:span><text:span text:style-name="T11">cc</text:span><text:span text:style-name="T11">908</text:span><text:span text:style-name="T11">f</text:span><text:span text:style-name="T11">1</text:span><text:span text:style-name="T11">baba</text:span><text:span text:style-name="T11">40658</text:span><text:span text:style-name="T11">e</text:span><text:span text:style-name="T11">",<text:line-break/>"</text:span><text:span text:style-name="T11">authors</text:span><text:span text:style-name="T11">":</text:span></text:p>
      <text:p text:style-name="P5"><text:span text:style-name="T11">[<text:line-break/><text:tab/>"7</text:span><text:span text:style-name="T11">deee</text:span><text:span text:style-name="T11">0684811</text:span><text:span text:style-name="T11">f</text:span><text:span text:style-name="T11">22</text:span><text:span text:style-name="T11">b</text:span><text:span text:style-name="T11">384</text:span><text:span text:style-name="T11">ccb</text:span><text:span text:style-name="T11">5991</text:span><text:span text:style-name="T11">b</text:span><text:span text:style-name="T11">2</text:span><text:span text:style-name="T11">ca</text:span><text:span text:style-name="T11">7</text:span><text:span text:style-name="T11">e</text:span><text:span text:style-name="T11">78</text:span><text:span text:style-name="T11">abacde</text:span><text:span text:style-name="T11">",<text:line-break/><text:tab/>"31</text:span><text:span text:style-name="T11">cc</text:span><text:span text:style-name="T11">28</text:span><text:span text:style-name="T11">a</text:span><text:span text:style-name="T11">8</text:span><text:span text:style-name="T11">fbc</text:span><text:span text:style-name="T11">05787</text:span><text:span text:style-name="T11">d</text:span><text:span text:style-name="T11">0470</text:span><text:span text:style-name="T11">cdbd</text:span><text:span text:style-name="T11">62</text:span><text:span text:style-name="T11">ea</text:span><text:span text:style-name="T11">0474764</text:span><text:span text:style-name="T11">b</text:span><text:span text:style-name="T11">0</text:span><text:span text:style-name="T11">ae</text:span><text:span text:style-name="T11">",<text:line-break/><text:tab/>"1</text:span><text:span text:style-name="T11">af</text:span><text:span text:style-name="T11">17</text:span><text:span text:style-name="T11">e</text:span><text:span text:style-name="T11">947</text:span><text:span text:style-name="T11">f</text:span><text:span text:style-name="T11">387</text:span><text:span text:style-name="T11">a</text:span><text:span text:style-name="T11">2</text:span><text:span text:style-name="T11">d</text:span><text:span text:style-name="T11">8</text:span><text:span text:style-name="T11">c</text:span><text:span text:style-name="T11">09</text:span><text:span text:style-name="T11">a</text:span><text:span text:style-name="T11">807271</text:span><text:span text:style-name="T11">bd</text:span><text:span text:style-name="T11">094</text:span><text:span text:style-name="T11">e</text:span><text:span text:style-name="T11">8</text:span><text:span text:style-name="T11">eff</text:span><text:span text:style-name="T11">077",<text:line-break/><text:tab/>"77</text:span><text:span text:style-name="T11">cb</text:span><text:span text:style-name="T11">4</text:span><text:span text:style-name="T11">f</text:span><text:span text:style-name="T11">546</text:span><text:span text:style-name="T11">b</text:span><text:span text:style-name="T11">280</text:span><text:span text:style-name="T11">ea</text:span><text:span text:style-name="T11">905</text:span><text:span text:style-name="T11">a</text:span><text:span text:style-name="T11">6</text:span><text:span text:style-name="T11">fdd</text:span><text:span text:style-name="T11">99977</text:span><text:span text:style-name="T11">cd</text:span><text:span text:style-name="T11">090613994</text:span><text:span text:style-name="T11">a</text:span><text:span text:style-name="T11">",<text:line-break/><text:tab/>"11</text:span><text:span text:style-name="T11">c</text:span><text:span text:style-name="T11">3783</text:span><text:span text:style-name="T11">f</text:span><text:span text:style-name="T11">15</text:span><text:span text:style-name="T11">f</text:span><text:span text:style-name="T11">7</text:span><text:span text:style-name="T11">ade</text:span><text:span text:style-name="T11">03430303573098</text:span><text:span text:style-name="T11">f</text:span><text:span text:style-name="T11">0</text:span><text:span text:style-name="T11">d</text:span><text:span text:style-name="T11">4</text:span><text:span text:style-name="T11">d</text:span><text:span text:style-name="T11">20797</text:span><text:span text:style-name="T11">b</text:span><text:span text:style-name="T11">",<text:line-break/><text:tab/>"</text:span><text:span text:style-name="T11">bd</text:span><text:span text:style-name="T11">9</text:span><text:span text:style-name="T11">ef</text:span><text:span text:style-name="T11">9619</text:span><text:span text:style-name="T11">c</text:span><text:span text:style-name="T11">7241112</text:span><text:span text:style-name="T11">d</text:span><text:span text:style-name="T11">2</text:span><text:span text:style-name="T11">a</text:span><text:span text:style-name="T11">2</text:span><text:span text:style-name="T11">b</text:span><text:span text:style-name="T11">79505</text:span><text:span text:style-name="T11">f</text:span><text:span text:style-name="T11">736</text:span><text:span text:style-name="T11">fc</text:span><text:span text:style-name="T11">8</text:span><text:span text:style-name="T11">d</text:span><text:span text:style-name="T11">7</text:span><text:span text:style-name="T11">f</text:span><text:span text:style-name="T11">43</text:span><text:span text:style-name="T11">e</text:span><text:span text:style-name="T11">",<text:line-break/><text:tab/>"0169</text:span><text:span text:style-name="T11">a</text:span><text:span text:style-name="T11">8</text:span><text:span text:style-name="T11">ebf</text:span><text:span text:style-name="T11">3</text:span><text:span text:style-name="T11">cb</text:span><text:span text:style-name="T11">3</text:span><text:span text:style-name="T11">bd</text:span><text:span text:style-name="T11">7</text:span><text:span text:style-name="T11">f</text:span><text:span text:style-name="T11">092603564873</text:span><text:span text:style-name="T11">e</text:span><text:span text:style-name="T11">12</text:span><text:span text:style-name="T11">cce</text:span><text:span text:style-name="T11">9</text:span><text:span text:style-name="T11">d</text:span><text:span text:style-name="T11">4</text:span><text:span text:style-name="T11">c</text:span><text:span text:style-name="T11">5",<text:line-break/><text:tab/>"2130905</text:span><text:span text:style-name="T11">fd</text:span><text:span text:style-name="T11">0</text:span><text:span text:style-name="T11">de</text:span><text:span text:style-name="T11">94</text:span><text:span text:style-name="T11">c</text:span><text:span text:style-name="T11">3379</text:span><text:span text:style-name="T11">e</text:span><text:span text:style-name="T11">04839</text:span><text:span text:style-name="T11">cd</text:span><text:span text:style-name="T11">9</text:span><text:span text:style-name="T11">f</text:span><text:span text:style-name="T11">6889</text:span><text:span text:style-name="T11">ba</text:span><text:span text:style-name="T11">2</text:span><text:span text:style-name="T11">b</text:span><text:span text:style-name="T11">52</text:span><text:span text:style-name="T11">c</text:span><text:span text:style-name="T11">",<text:line-break/><text:tab/>"</text:span><text:span text:style-name="T11">b</text:span><text:span text:style-name="T11">32</text:span><text:span text:style-name="T11">c</text:span><text:span text:style-name="T11">9</text:span><text:span text:style-name="T11">e</text:span><text:span text:style-name="T11">0</text:span><text:span text:style-name="T11">b</text:span><text:span text:style-name="T11">5</text:span><text:span text:style-name="T11">fcf</text:span><text:span text:style-name="T11">85</text:span><text:span text:style-name="T11">f</text:span><text:span text:style-name="T11">46</text:span><text:span text:style-name="T11">b</text:span><text:span text:style-name="T11">9</text:span><text:span text:style-name="T11">ce</text:span><text:span text:style-name="T11">2</text:span><text:span text:style-name="T11">ba</text:span><text:span text:style-name="T11">89</text:span><text:span text:style-name="T11">b</text:span><text:span text:style-name="T11">2068</text:span><text:span text:style-name="T11">b</text:span><text:span text:style-name="T11">57</text:span><text:span text:style-name="T11">d</text:span><text:span text:style-name="T11">4641</text:span><text:span text:style-name="T11">b</text:span><text:span text:style-name="T11">",<text:line-break/></text:span><text:soft-page-break/><text:span text:style-name="T11"><text:tab/>"</text:span><text:span text:style-name="T11">fe</text:span><text:span text:style-name="T11">45075</text:span><text:span text:style-name="T11">b</text:span><text:span text:style-name="T11">93</text:span><text:span text:style-name="T11">d</text:span><text:span text:style-name="T11">06</text:span><text:span text:style-name="T11">c</text:span><text:span text:style-name="T11">833</text:span><text:span text:style-name="T11">bb</text:span><text:span text:style-name="T11">25</text:span><text:span text:style-name="T11">d</text:span><text:span text:style-name="T11">5</text:span><text:span text:style-name="T11">a</text:span><text:span text:style-name="T11">6</text:span><text:span text:style-name="T11">dfe</text:span><text:span text:style-name="T11">669</text:span><text:span text:style-name="T11">cfde</text:span><text:span text:style-name="T11">3</text:span><text:span text:style-name="T11">f</text:span><text:span text:style-name="T11">99</text:span><text:span text:style-name="T11">d</text:span><text:span text:style-name="T11">",<text:line-break/><text:tab/>"</text:span><text:span text:style-name="T11">e</text:span><text:span text:style-name="T11">28</text:span><text:span text:style-name="T11">e</text:span><text:span text:style-name="T11">59</text:span><text:span text:style-name="T11">a</text:span><text:span text:style-name="T11">9612</text:span><text:span text:style-name="T11">c</text:span><text:span text:style-name="T11">369717</text:span><text:span text:style-name="T11">f</text:span><text:span text:style-name="T11">66</text:span><text:span text:style-name="T11">f</text:span><text:span text:style-name="T11">53</text:span><text:span text:style-name="T11">f</text:span><text:span text:style-name="T11">3</text:span><text:span text:style-name="T11">e</text:span><text:span text:style-name="T11">014</text:span><text:span text:style-name="T11">b</text:span><text:span text:style-name="T11">341857601",<text:line-break/><text:tab/>"</text:span><text:span text:style-name="T11">b</text:span><text:span text:style-name="T11">36</text:span><text:span text:style-name="T11">e</text:span><text:span text:style-name="T11">52</text:span><text:span text:style-name="T11">d</text:span><text:span text:style-name="T11">6</text:span><text:span text:style-name="T11">aaee</text:span><text:span text:style-name="T11">9285220</text:span><text:span text:style-name="T11">f</text:span><text:span text:style-name="T11">94</text:span><text:span text:style-name="T11">fc</text:span><text:span text:style-name="T11">321407</text:span><text:span text:style-name="T11">a</text:span><text:span text:style-name="T11">44</text:span><text:span text:style-name="T11">e</text:span><text:span text:style-name="T11">4</text:span><text:span text:style-name="T11">dc</text:span><text:span text:style-name="T11">622",<text:line-break/><text:tab/>"584</text:span><text:span text:style-name="T11">a</text:span><text:span text:style-name="T11">9739</text:span><text:span text:style-name="T11">ea</text:span><text:span text:style-name="T11">459</text:span><text:span text:style-name="T11">ce</text:span><text:span text:style-name="T11">4</text:span><text:span text:style-name="T11">aae</text:span><text:span text:style-name="T11">5</text:span><text:span text:style-name="T11">a</text:span><text:span text:style-name="T11">88827</text:span><text:span text:style-name="T11">d</text:span><text:span text:style-name="T11">970196</text:span><text:span text:style-name="T11">fb</text:span><text:span text:style-name="T11">27769",<text:line-break/><text:tab/>"96</text:span><text:span text:style-name="T11">b</text:span><text:span text:style-name="T11">3</text:span><text:span text:style-name="T11">b</text:span><text:span text:style-name="T11">5</text:span><text:span text:style-name="T11">a</text:span><text:span text:style-name="T11">70</text:span><text:span text:style-name="T11">cd</text:span><text:span text:style-name="T11">9591</text:span><text:span text:style-name="T11">c</text:span><text:span text:style-name="T11">73760</text:span><text:span text:style-name="T11">bd</text:span><text:span text:style-name="T11">8669</text:span><text:span text:style-name="T11">aa</text:span><text:span text:style-name="T11">5</text:span><text:span text:style-name="T11">bd</text:span><text:span text:style-name="T11">7</text:span><text:span text:style-name="T11">cc</text:span><text:span text:style-name="T11">689</text:span><text:span text:style-name="T11">c</text:span><text:span text:style-name="T11">5",<text:line-break/><text:tab/>"6465678</text:span><text:span text:style-name="T11">d</text:span><text:span text:style-name="T11">0</text:span><text:span text:style-name="T11">a</text:span><text:span text:style-name="T11">409</text:span><text:span text:style-name="T11">b</text:span><text:span text:style-name="T11">96829</text:span><text:span text:style-name="T11">fd</text:span><text:span text:style-name="T11">64</text:span><text:span text:style-name="T11">d</text:span><text:span text:style-name="T11">0894132966</text:span><text:span text:style-name="T11">e</text:span><text:span text:style-name="T11">97</text:span><text:span text:style-name="T11">eee</text:span><text:span text:style-name="T11">",<text:line-break/><text:tab/>"695</text:span><text:span text:style-name="T11">c</text:span><text:span text:style-name="T11">780</text:span><text:span text:style-name="T11">ea</text:span><text:span text:style-name="T11">2815</text:span><text:span text:style-name="T11">bc</text:span><text:span text:style-name="T11">94</text:span><text:span text:style-name="T11">c</text:span><text:span text:style-name="T11">54782</text:span><text:span text:style-name="T11">f</text:span><text:span text:style-name="T11">5046</text:span><text:span text:style-name="T11">dfa</text:span><text:span text:style-name="T11">4</text:span><text:span text:style-name="T11">e</text:span><text:span text:style-name="T11">325</text:span><text:span text:style-name="T11">f</text:span><text:span text:style-name="T11">875",<text:line-break/><text:tab/>"8743</text:span><text:span text:style-name="T11">f</text:span><text:span text:style-name="T11">7511</text:span><text:span text:style-name="T11">a</text:span><text:span text:style-name="T11">1</text:span><text:span text:style-name="T11">a</text:span><text:span text:style-name="T11">569</text:span><text:span text:style-name="T11">e</text:span><text:span text:style-name="T11">4</text:span><text:span text:style-name="T11">e</text:span><text:span text:style-name="T11">9</text:span><text:span text:style-name="T11">dacbb</text:span><text:span text:style-name="T11">25</text:span><text:span text:style-name="T11">e</text:span><text:span text:style-name="T11">27395629</text:span><text:span text:style-name="T11">ba</text:span><text:span text:style-name="T11">5</text:span><text:span text:style-name="T11">c</text:span><text:span text:style-name="T11">0",<text:line-break/><text:tab/>"539</text:span><text:span text:style-name="T11">b</text:span><text:span text:style-name="T11">65</text:span><text:span text:style-name="T11">f</text:span><text:span text:style-name="T11">2</text:span><text:span text:style-name="T11">d</text:span><text:span text:style-name="T11">76</text:span><text:span text:style-name="T11">d</text:span><text:span text:style-name="T11">0327</text:span><text:span text:style-name="T11">dc</text:span><text:span text:style-name="T11">45</text:span><text:span text:style-name="T11">bf</text:span><text:span text:style-name="T11">6354</text:span><text:span text:style-name="T11">cda</text:span><text:span text:style-name="T11">535</text:span><text:span text:style-name="T11">d</text:span><text:span text:style-name="T11">6</text:span><text:span text:style-name="T11">f</text:span><text:span text:style-name="T11">8</text:span><text:span text:style-name="T11">ed</text:span><text:span text:style-name="T11">02",<text:line-break/><text:tab/>"</text:span><text:span text:style-name="T11">c</text:span><text:span text:style-name="T11">55670261253</text:span><text:span text:style-name="T11">c</text:span><text:span text:style-name="T11">5</text:span><text:span text:style-name="T11">ce</text:span><text:span text:style-name="T11">25</text:span><text:span text:style-name="T11">e</text:span><text:span text:style-name="T11">22</text:span><text:span text:style-name="T11">b</text:span><text:span text:style-name="T11">47</text:span><text:span text:style-name="T11">a</text:span><text:span text:style-name="T11">34629</text:span><text:span text:style-name="T11">dd</text:span><text:span text:style-name="T11">15</text:span><text:span text:style-name="T11">e</text:span><text:span text:style-name="T11">819</text:span><text:span text:style-name="T11">d</text:span><text:span text:style-name="T11">4"<text:line-break/>]<text:line-break/>}</text:span></text:p>
      <text:p text:style-name="P11"/>
      <text:p text:style-name="P10"><text:span text:style-name="T5">Output</text:span><text:span text:style-name="T5">: </text:span>[list of results]</text:p>
      <text:p text:style-name="P10"><text:span text:style-name="T5">Response</text:span><text:span text:style-name="T5">:</text:span><text:line-break/><text:tab/><text:span text:style-name="T10">{</text:span></text:p>
      <text:p text:style-name="P9"><text:span text:style-name="T10">"</text:span><text:span text:style-name="T10">query</text:span><text:span text:style-name="T10">":"</text:span><text:span text:style-name="T10">friends</text:span><text:span text:style-name="T10">",<text:line-break/><text:tab/>"</text:span><text:span text:style-name="T10">author</text:span><text:span text:style-name="T10">":"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",<text:line-break/><text:tab/>"</text:span><text:span text:style-name="T10">friends</text:span><text:span text:style-name="T10">":[<text:line-break/><text:tab/><text:tab/>"7</text:span><text:span text:style-name="T10">deee</text:span><text:span text:style-name="T10">0684811</text:span><text:span text:style-name="T10">f</text:span><text:span text:style-name="T10">22</text:span><text:span text:style-name="T10">b</text:span><text:span text:style-name="T10">384</text:span><text:span text:style-name="T10">ccb</text:span><text:span text:style-name="T10">5991</text:span><text:span text:style-name="T10">b</text:span><text:span text:style-name="T10">2</text:span><text:span text:style-name="T10">ca</text:span><text:span text:style-name="T10">7</text:span><text:span text:style-name="T10">e</text:span><text:span text:style-name="T10">78</text:span><text:span text:style-name="T10">abacde</text:span><text:span text:style-name="T10">",<text:line-break/><text:tab/><text:tab/>"11</text:span><text:span text:style-name="T10">c</text:span><text:span text:style-name="T10">3783</text:span><text:span text:style-name="T10">f</text:span><text:span text:style-name="T10">15</text:span><text:span text:style-name="T10">f</text:span><text:span text:style-name="T10">7</text:span><text:span text:style-name="T10">ade</text:span><text:span text:style-name="T10">03430303573098</text:span><text:span text:style-name="T10">f</text:span><text:span text:style-name="T10">0</text:span><text:span text:style-name="T10">d</text:span><text:span text:style-name="T10">4</text:span><text:span text:style-name="T10">d</text:span><text:span text:style-name="T10">20797</text:span><text:span text:style-name="T10">b</text:span><text:span text:style-name="T10">",<text:line-break/><text:tab/>]<text:line-break/><text:tab/>}</text:span></text:p>
      <text:p text:style-name="P10"/>
      <text:p text:style-name="P10"><text:span text:style-name="T2">7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foaf</text:span></text:p>
      <text:p text:style-name="P1"><text:span text:style-name="T5">Method</text:span><text:span text:style-name="T5">:</text:span> Returns a post of a friend of a friend</text:p>
      <text:p text:style-name="P1"><text:span text:style-name="T5">Endpoint</text:span><text:span text:style-name="T5">:</text:span> api/author/foaf</text:p>
      <text:p text:style-name="P4"/>
      <text:p text:style-name="P1"><text:span text:style-name="T5">Example</text:span><text:span text:style-name="T5">:</text:span></text:p>
      <text:p text:style-name="P1"><text:span text:style-name="T5">Input</text:span><text:span text:style-name="T5">:</text:span> </text:p>
      <text:p text:style-name="P16"><text:tab/>{</text:p>
      <text:p text:style-name="P9"><text:span text:style-name="T9">"</text:span><text:span text:style-name="T9">query</text:span><text:span text:style-name="T9">":"</text:span><text:span text:style-name="T9">getpost</text:span><text:span text:style-name="T9">",<text:line-break/><text:tab/>"</text:span><text:span text:style-name="T9">id</text:span><text:span text:style-name="T9">":"9</text:span><text:span text:style-name="T9">de</text:span><text:span text:style-name="T9">17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</text:span><text:span text:style-name="T9">baba</text:span><text:span text:style-name="T9">40658</text:span><text:span text:style-name="T9">e</text:span><text:span text:style-name="T9">",<text:line-break/><text:tab/>"</text:span><text:span text:style-name="T9">author</text:span><text:span text:style-name="T9">":{<text:line-break/><text:tab/><text:tab/>"</text:span><text:span text:style-name="T9">id</text:span><text:span text:style-name="T9">":"8</text:span><text:span text:style-name="T9">d</text:span><text:span text:style-name="T9">919</text:span><text:span text:style-name="T9">f</text:span><text:span text:style-name="T9">29</text:span><text:span text:style-name="T9">c</text:span><text:span text:style-name="T9">12</text:span><text:span text:style-name="T9">e</text:span><text:span text:style-name="T9">8</text:span><text:span text:style-name="T9">f</text:span><text:span text:style-name="T9">97</text:span><text:span text:style-name="T9">bcbbd</text:span><text:span text:style-name="T9">34</text:span><text:span text:style-name="T9">cc</text:span><text:span text:style-name="T9">908</text:span><text:span text:style-name="T9">f</text:span><text:span text:style-name="T9">19</text:span><text:span text:style-name="T9">ab</text:span><text:span text:style-name="T9">9496989",<text:line-break/><text:tab/><text:tab/>"</text:span><text:span text:style-name="T9">host</text:span><text:span text:style-name="T9">":"</text:span><text:span text:style-name="T9">http</text:span><text:span text:style-name="T9">://127.0.0.1:5454/",<text:line-break/><text:tab/><text:tab/>"</text:span><text:span text:style-name="T9">displayname</text:span><text:span text:style-name="T9">":"</text:span><text:span text:style-name="T9">Greg</text:span><text:span text:style-name="T9">"<text:line-break/><text:tab/>},<text:line-break/><text:tab/>"</text:span><text:span text:style-name="T9">friends</text:span><text:span text:style-name="T9">":[<text:line-break/><text:tab/>"7</text:span><text:span text:style-name="T9">deee</text:span><text:span text:style-name="T9">0684811</text:span><text:span text:style-name="T9">f</text:span><text:span text:style-name="T9">22</text:span><text:span text:style-name="T9">b</text:span><text:span text:style-name="T9">384</text:span><text:span text:style-name="T9">ccb</text:span><text:span text:style-name="T9">5991</text:span><text:span text:style-name="T9">b</text:span><text:span text:style-name="T9">2</text:span><text:span text:style-name="T9">ca</text:span><text:span text:style-name="T9">7</text:span><text:span text:style-name="T9">e</text:span><text:span text:style-name="T9">78</text:span><text:span text:style-name="T9">abacde</text:span><text:span text:style-name="T9">",<text:line-break/><text:tab/>"11</text:span><text:span text:style-name="T9">c</text:span><text:span text:style-name="T9">3783</text:span><text:span text:style-name="T9">f</text:span><text:span text:style-name="T9">15</text:span><text:span text:style-name="T9">f</text:span><text:span text:style-name="T9">7</text:span><text:span text:style-name="T9">ade</text:span><text:span text:style-name="T9">03430303573098</text:span><text:span text:style-name="T9">f</text:span><text:span text:style-name="T9">0</text:span><text:span text:style-name="T9">d</text:span><text:span text:style-name="T9">4</text:span><text:span text:style-name="T9">d</text:span><text:span text:style-name="T9">20797</text:span><text:span text:style-name="T9">b</text:span><text:span text:style-name="T9">",<text:line-break/><text:tab/>]<text:line-break/><text:tab/>}</text:span></text:p>
      <text:p text:style-name="P10"><text:span text:style-name="T5">Request</text:span><text:span text:style-name="T5">: </text:span></text:p>
      <text:p text:style-name="P10"><text:span text:style-name="T5">POST</text:span><text:span text:style-name="T5">:</text:span></text:p>
      <text:p text:style-name="P5"><text:span text:style-name="T6">POST</text:span><text:span text:style-name="T6"> /</text:span><text:span text:style-name="T6">api</text:span><text:span text:style-name="T6">/</text:span><text:span text:style-name="T6">foaf</text:span><text:span text:style-name="T6"> </text:span><text:span text:style-name="T6">HTTP</text:span><text:span text:style-name="T6">/1.1</text:span></text:p>
      <text:p text:style-name="P5"><text:soft-page-break/><text:span text:style-name="T6">HOST</text:span><text:span text:style-name="T6">: </text:span><text:span text:style-name="T6">service</text:span></text:p>
      <text:p text:style-name="P5"><text:span text:style-name="T6">Authorization</text:span><text:span text:style-name="T6">: </text:span><text:span text:style-name="T6">Basic</text:span><text:span text:style-name="T6"> </text:span><text:span text:style-name="T6">QWxhZGRpbjpvcGVuIHNlc</text:span><text:span text:style-name="T6">2</text:span><text:span text:style-name="T6">FtZQ</text:span><text:span text:style-name="T6">==</text:span></text:p>
      <text:p text:style-name="P5"><text:span text:style-name="T6">Content</text:span><text:span text:style-name="T6">-</text:span><text:span text:style-name="T6">Type</text:span><text:span text:style-name="T6">: </text:span><text:span text:style-name="T6">application</text:span><text:span text:style-name="T6">/</text:span><text:span text:style-name="T6">json</text:span></text:p>
      <text:p text:style-name="P12"/>
      <text:p text:style-name="P17"><text:tab/>{</text:p>
      <text:p text:style-name="P9"><text:span text:style-name="T10">"</text:span><text:span text:style-name="T10">query</text:span><text:span text:style-name="T10">":"</text:span><text:span text:style-name="T10">getpost</text:span><text:span text:style-name="T10">",<text:line-break/><text:tab/>"</text:span><text:span text:style-name="T10">id</text:span><text:span text:style-name="T10">":"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",<text:line-break/><text:tab/>"</text:span><text:span text:style-name="T10">author</text:span><text:span text:style-name="T10">":{<text:line-break/><text:tab/><text:tab/>"</text:span><text:span text:style-name="T10">id</text:span><text:span text:style-name="T10">":"8</text:span><text:span text:style-name="T10">d</text:span><text:span text:style-name="T10">919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9</text:span><text:span text:style-name="T10">ab</text:span><text:span text:style-name="T10">9496989",<text:line-break/><text:tab/><text:tab/>"</text:span><text:span text:style-name="T10">host</text:span><text:span text:style-name="T10">":"</text:span><text:span text:style-name="T10">http</text:span><text:span text:style-name="T10">://127.0.0.1:5454/",<text:line-break/><text:tab/><text:tab/>"</text:span><text:span text:style-name="T10">displayname</text:span><text:span text:style-name="T10">":"</text:span><text:span text:style-name="T10">Greg</text:span><text:span text:style-name="T10">"<text:line-break/><text:tab/>},<text:line-break/><text:tab/>"</text:span><text:span text:style-name="T10">friends</text:span><text:span text:style-name="T10">":[<text:line-break/><text:tab/>"7</text:span><text:span text:style-name="T10">deee</text:span><text:span text:style-name="T10">0684811</text:span><text:span text:style-name="T10">f</text:span><text:span text:style-name="T10">22</text:span><text:span text:style-name="T10">b</text:span><text:span text:style-name="T10">384</text:span><text:span text:style-name="T10">ccb</text:span><text:span text:style-name="T10">5991</text:span><text:span text:style-name="T10">b</text:span><text:span text:style-name="T10">2</text:span><text:span text:style-name="T10">ca</text:span><text:span text:style-name="T10">7</text:span><text:span text:style-name="T10">e</text:span><text:span text:style-name="T10">78</text:span><text:span text:style-name="T10">abacde</text:span><text:span text:style-name="T10">",<text:line-break/><text:tab/>"11</text:span><text:span text:style-name="T10">c</text:span><text:span text:style-name="T10">3783</text:span><text:span text:style-name="T10">f</text:span><text:span text:style-name="T10">15</text:span><text:span text:style-name="T10">f</text:span><text:span text:style-name="T10">7</text:span><text:span text:style-name="T10">ade</text:span><text:span text:style-name="T10">03430303573098</text:span><text:span text:style-name="T10">f</text:span><text:span text:style-name="T10">0</text:span><text:span text:style-name="T10">d</text:span><text:span text:style-name="T10">4</text:span><text:span text:style-name="T10">d</text:span><text:span text:style-name="T10">20797</text:span><text:span text:style-name="T10">b</text:span><text:span text:style-name="T10">",<text:line-break/><text:tab/>]<text:line-break/><text:tab/>}</text:span></text:p>
      <text:p text:style-name="P10"><text:span text:style-name="T5">Output</text:span><text:span text:style-name="T5">: </text:span>A post</text:p>
      <text:p text:style-name="P10"><text:span text:style-name="T5">Response</text:span><text:span text:style-name="T5">:</text:span></text:p>
      <text:p text:style-name="P1">{</text:p>
      <text:p text:style-name="P1"><text:s text:c="4"/>"posts":[</text:p>
      <text:p text:style-name="P1"><text:s text:c="8"/>{</text:p>
      <text:p text:style-name="P1"><text:s text:c="12"/>"title":"A post title about a post about web dev",</text:p>
      <text:p text:style-name="P1"><text:s text:c="12"/>"source":"http://lastplaceigotthisfrom.com/post/yyyyy",</text:p>
      <text:p text:style-name="P1"><text:s text:c="12"/>"origin":"http://whereitcamefrom.com/post/zzzzz",</text:p>
      <text:p text:style-name="P1"><text:s text:c="12"/>"description":"This post discusses stuff -- brief",</text:p>
      <text:p text:style-name="P1"><text:s text:c="12"/>"content-type":"text/html",</text:p>
      <text:p text:style-name="P1"><text:s text:c="12"/>"content":"hello this is a message",</text:p>
      <text:p text:style-name="P1"><text:s text:c="12"/>"author":{</text:p>
      <text:p text:style-name="P1"><text:s text:c="16"/>"id":"<text:span text:style-name="T10">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",</text:p>
      <text:p text:style-name="P1"><text:s text:c="16"/>"host":"http://127.0.0.1:5454/",</text:p>
      <text:p text:style-name="P1"><text:s text:c="16"/>"displayname":"Lara",</text:p>
      <text:p text:style-name="P1"><text:s text:c="16"/>"url":"http://127.0.0.1:5454/author/9de17f29c12e8f97bcbbd34cc908f1baba40658e"</text:p>
      <text:p text:style-name="P1"><text:s text:c="12"/>},</text:p>
      <text:p text:style-name="P1"><text:s text:c="12"/>"categories":["web","tutorial"],</text:p>
      <text:p text:style-name="P1"><text:s text:c="12"/>"comments":[{</text:p>
      <text:p text:style-name="P1"><text:s text:c="19"/><text:tab/><text:tab/> "author":{</text:p>
      <text:p text:style-name="P1"><text:s text:c="23"/><text:tab/><text:tab/><text:tab/> "id":"8d919f29c12e8f97bcbbd34cc908f19ab9496989",</text:p>
      <text:p text:style-name="P1"><text:s text:c="22"/><text:tab/><text:tab/><text:tab/> <text:s/>"host":"http://127.0.0.1:5454/",</text:p>
      <text:p text:style-name="P1"><text:s text:c="23"/><text:tab/><text:tab/><text:tab/> "displayname":"Greg"</text:p>
      <text:p text:style-name="P1"><text:s text:c="18"/><text:tab/><text:tab/>},</text:p>
      <text:p text:style-name="P1"><text:s text:c="20"/><text:tab/><text:tab/>"comment":"Sick Olde English"</text:p>
      <text:p text:style-name="P1"><text:s text:c="19"/><text:tab/><text:tab/>"pubDate":"Fri Jan <text:s/>3 15:50:40 MST 2014",</text:p>
      <text:p text:style-name="P1"><text:s text:c="20"/><text:tab/><text:tab/>"guid":"5471fe89-7697-4625-a06e-b3ad18577b72"</text:p>
      <text:p text:style-name="P1"><text:s text:c="11"/>}]</text:p>
      <text:p text:style-name="P1"><text:soft-page-break/><text:s text:c="11"/>"pubDate":"Fri Jan <text:s/>1 12:12:12 MST 2014",</text:p>
      <text:p text:style-name="P1"><text:s text:c="12"/>"guid":"108ded43-8520-4035-a262-547454d32022"</text:p>
      <text:p text:style-name="P1"><text:s text:c="12"/>"visibility":"FOAF" <text:s text:c="42"/></text:p>
      <text:p text:style-name="P1"><text:s text:c="8"/>}]</text:p>
      <text:p text:style-name="P1">}</text:p>
      <text:p text:style-name="P13"/>
      <text:p text:style-name="P6"/>
      <text:p text:style-name="P3"/>
      <text:p text:style-name="P1"><text:span text:style-name="T2">8. </text:span><text:span text:style-name="T2">http</text:span><text:span text:style-name="T2">://</text:span><text:span text:style-name="T2">service</text:span><text:span text:style-name="T2">/</text:span><text:span text:style-name="T2">api</text:span><text:span text:style-name="T2">/</text:span><text:span text:style-name="T2">friends</text:span><text:span text:style-name="T2">/{</text:span><text:span text:style-name="T2">AUTHOR</text:span><text:span text:style-name="T2">_</text:span><text:span text:style-name="T2">ID</text:span><text:span text:style-name="T2">}/{</text:span><text:span text:style-name="T2">Author</text:span><text:span text:style-name="T2">_</text:span><text:span text:style-name="T2">ID</text:span><text:span text:style-name="T2">}/</text:span></text:p>
      <text:p text:style-name="P1"><text:span text:style-name="T5">Method</text:span><text:span text:style-name="T5">:</text:span> Responds if the authors are friends or not</text:p>
      <text:p text:style-name="P1"><text:span text:style-name="T5">Endpoint</text:span><text:span text:style-name="T5">:</text:span> api/author/friends/{AUTHOR_ID}/{AUTHOR_ID}</text:p>
      <text:p text:style-name="P1"/>
      <text:p text:style-name="P1"><text:span text:style-name="T5">Example</text:span><text:span text:style-name="T5">:</text:span></text:p>
      <text:p text:style-name="P1"><text:span text:style-name="T5">Input</text:span><text:span text:style-name="T5">:</text:span> <text:span text:style-name="T10">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/8</text:span><text:span text:style-name="T10">d</text:span><text:span text:style-name="T10">919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9</text:span><text:span text:style-name="T10">ab</text:span><text:span text:style-name="T10">9496989</text:span></text:p>
      <text:p text:style-name="P1"><text:span text:style-name="T5">Request</text:span><text:span text:style-name="T5">:</text:span></text:p>
      <text:p text:style-name="P5"><text:span text:style-name="T10">GET</text:span><text:span text:style-name="T10"> /</text:span><text:span text:style-name="T10">api</text:span><text:span text:style-name="T10">/</text:span><text:span text:style-name="T10">author</text:span><text:span text:style-name="T10">/</text:span><text:span text:style-name="T10">friends</text:span><text:span text:style-name="T10">/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/8</text:span><text:span text:style-name="T10">d</text:span><text:span text:style-name="T10">919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9</text:span><text:span text:style-name="T10">ab</text:span><text:span text:style-name="T10">9496989 </text:span><text:span text:style-name="T10">HTTP</text:span><text:span text:style-name="T10">/1.1</text:span></text:p>
      <text:p text:style-name="P5"><text:span text:style-name="T8">HOST</text:span><text:span text:style-name="T8">: </text:span><text:span text:style-name="T8">service</text:span></text:p>
      <text:p text:style-name="P5"><text:span text:style-name="T8">Authorization</text:span><text:span text:style-name="T8">: </text:span><text:span text:style-name="T8">Basic</text:span><text:span text:style-name="T8"> </text:span><text:span text:style-name="T8">QWxhZGRpbjpvcGVuIHNlc</text:span><text:span text:style-name="T8">2</text:span><text:span text:style-name="T8">FtZQ</text:span><text:span text:style-name="T8">==</text:span></text:p>
      <text:p text:style-name="P5"><text:span text:style-name="T8">Content</text:span><text:span text:style-name="T8">-</text:span><text:span text:style-name="T8">Type</text:span><text:span text:style-name="T8">: </text:span><text:span text:style-name="T8">application</text:span><text:span text:style-name="T8">/</text:span><text:span text:style-name="T8">json</text:span></text:p>
      <text:p text:style-name="P10"><text:span text:style-name="T5">Response</text:span><text:span text:style-name="T5">:</text:span><text:line-break/><text:tab/><text:span text:style-name="T10">{</text:span></text:p>
      <text:p text:style-name="P9"><text:span text:style-name="T10">"</text:span><text:span text:style-name="T10">query</text:span><text:span text:style-name="T10">":"</text:span><text:span text:style-name="T10">friends</text:span><text:span text:style-name="T10">",<text:line-break/><text:tab/>"</text:span><text:span text:style-name="T10">authors</text:span><text:span text:style-name="T10">":[</text:span></text:p>
      <text:p text:style-name="P14"><text:span text:style-name="T10">"9</text:span><text:span text:style-name="T10">de</text:span><text:span text:style-name="T10">17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</text:span><text:span text:style-name="T10">baba</text:span><text:span text:style-name="T10">40658</text:span><text:span text:style-name="T10">e</text:span><text:span text:style-name="T10">",<text:line-break/><text:tab/>"8</text:span><text:span text:style-name="T10">d</text:span><text:span text:style-name="T10">919</text:span><text:span text:style-name="T10">f</text:span><text:span text:style-name="T10">29</text:span><text:span text:style-name="T10">c</text:span><text:span text:style-name="T10">12</text:span><text:span text:style-name="T10">e</text:span><text:span text:style-name="T10">8</text:span><text:span text:style-name="T10">f</text:span><text:span text:style-name="T10">97</text:span><text:span text:style-name="T10">bcbbd</text:span><text:span text:style-name="T10">34</text:span><text:span text:style-name="T10">cc</text:span><text:span text:style-name="T10">908</text:span><text:span text:style-name="T10">f</text:span><text:span text:style-name="T10">19</text:span><text:span text:style-name="T10">ab</text:span><text:span text:style-name="T10">9496989"<text:line-break/>],<text:line-break/>"</text:span><text:span text:style-name="T10">friends</text:span><text:span text:style-name="T10">":"</text:span><text:span text:style-name="T10">YES</text:span><text:span text:style-name="T10">" </text:span><text:span text:style-name="T12"># </text:span><text:span text:style-name="T12">or</text:span><text:span text:style-name="T12"> “</text:span><text:span text:style-name="T12">NO</text:span><text:span text:style-name="T12">”</text:span><text:span text:style-name="T10"><text:line-break/>}</text:span></text:p>
      <text:p text:style-name="P14"/>
      <text:p text:style-name="P14"/>
      <text:p text:style-name="P14"/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nhu </dc:creator>
    <meta:editing-cycles>1</meta:editing-cycles>
    <dc:date>2015-03-11T22:12:03</dc:date>
    <meta:document-statistic meta:table-count="0" meta:image-count="0" meta:object-count="0" meta:page-count="12" meta:paragraph-count="379" meta:word-count="900" meta:character-count="16038" meta:non-whitespace-character-count="12110"/>
  </office:meta>
</office:document-meta>
</file>